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November 8, 2021 (10:39: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8T15:39:28Z</meta:creation-date>
    <dc:date>2021-11-08T15:39:28Z</dc:date>
    <meta:user-defined meta:name="date" meta:value-type="string">November   8, 2021 (10:39: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